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737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data-style-name="N4">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382</text:p>
          </table:table-cell>
          <table:table-cell table:style-name="ce1" office:value-type="string">
            <text:p>文理・はじめてのおけいこ</text:p>
            <text:p>ピクニックとしてグネグネした曲線を辿ります。</text:p>
          </table:table-cell>
          <table:table-cell table:style-name="ce1" office:value-type="string">
            <text:p>将棋タウン「将棋幼稚園」初心者の方へ</text:p>
            <text:p>初心者の方の将棋上達の指針</text:p>
          </table:table-cell>
          <table:table-cell table:style-name="ce1" office:value-type="string">
            <text:p>サイト「将棋ルール．ｃｏｍ」</text:p>
            <text:p>成る場合を「成り」、成らない場合を「不成（ならず）」という。</text:p>
          </table:table-cell>
          <table:table-cell table:style-name="ce1" office:value-type="string">
            <text:p>練習局面課題演習　金沢将棋３００　レベル３７　１周目　第１問</text:p>
            <text:p>０．０００４３％　－４０５８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383</text:p>
          </table:table-cell>
          <table:table-cell table:style-name="ce1" office:value-type="string">
            <text:p>文理・はじめてのおけいこ</text:p>
            <text:p>おにぎりと同じ数のジュースに入ったコップを選ぶ３択問題。５つの物を選びます。ここら辺まで来ると数える技術が欲しいかもしれません。</text:p>
          </table:table-cell>
          <table:table-cell table:style-name="ce1" office:value-type="string">
            <text:p>将棋タウン「将棋幼稚園」初心者の方へ</text:p>
            <text:p>プロ・アマを含めた将棋界の現状</text:p>
          </table:table-cell>
          <table:table-cell table:style-name="ce1" office:value-type="string">
            <text:p>サイト「将棋ルール．ｃｏｍ」</text:p>
            <text:p>成る・成らないは自由だが、だからこそ駒の特性が変わる場合、成・不成の選択は結構重要となる。</text:p>
          </table:table-cell>
          <table:table-cell table:style-name="ce1" office:value-type="string">
            <text:p>練習局面課題演習　ＡＩ将棋２ＤＸ　レベル１　１周目　第１問</text:p>
            <text:p>０．０００４４％　－４０５８　５７級　たまご</text:p>
            <text:p>達成率アップ！成・不成について学習しています。ルール上は自由度が高いけど、戦略として考えると結構重要な分岐点ですよね。</text:p>
          </table:table-cell>
          <table:table-cell table:style-name="ce1" table:number-columns-repeated="17"/>
          <table:table-cell table:number-columns-repeated="1000"/>
        </table:table-row>
        <table:table-row table:style-name="ro4">
          <table:table-cell table:style-name="ce1"/>
          <table:table-cell table:style-name="ce1" office:value-type="string">
            <text:p>3</text:p>
          </table:table-cell>
          <table:table-cell table:style-name="ce1" office:value-type="string">
            <text:p>384</text:p>
          </table:table-cell>
          <table:table-cell office:value-type="string">
            <text:p>文理・はじめてのおけいこ</text:p>
            <text:p>ここからは迷路遊び。分かりやすい分岐で迷路の基礎を学ぶ感じの簡単な迷路でした。運筆は迷路へと発展していく、と。</text:p>
          </table:table-cell>
          <table:table-cell office:value-type="string">
            <text:p>サイト「将棋のルール」</text:p>
            <text:p>基本的な将棋用語・符号の表し方</text:p>
          </table:table-cell>
          <table:table-cell office:value-type="string">
            <text:p>サイト「将棋ルール．ｃｏｍ」</text:p>
            <text:p>さあ、この状況で成るかならないか。これは結構分かり易い例ですね。成ると動きが変わって何も起きないけれども成らなかったら両取りになるというのは実戦でも良くありそうです。</text:p>
          </table:table-cell>
          <table:table-cell office:value-type="string">
            <text:p>練習局面課題演習　金沢将棋３００　レベル３８　１周目　第１問</text:p>
            <text:p>０．０００４４％　－４０５８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4</text:p>
          </table:table-cell>
          <table:table-cell table:style-name="ce1" office:value-type="string">
            <text:p>385</text:p>
          </table:table-cell>
          <table:table-cell table:style-name="ce1" office:value-type="string">
            <text:p>文理・はじめてのおけいこ</text:p>
            <text:p>間違い探し超入門編。上下の絵を比べて３つの間違いを探す問題です。ここからアイテム探しゲーム極めれたら、それもそれで嬉しいかもｗｗｗ思考力も身に付きそうだし。まあ、勉学の方頑張っていきます。</text:p>
          </table:table-cell>
          <table:table-cell table:style-name="ce1" office:value-type="string">
            <text:p>サイト「将棋のルール」</text:p>
            <text:p>開始から終了までの流れ。まず駒を並べて先手後手を決める。順番に指して駒を取ったり使ったりする。そして相手の王様を詰めて試合終了。</text:p>
          </table:table-cell>
          <table:table-cell table:style-name="ce1" office:value-type="string">
            <text:p>サイト「将棋ルール．ｃｏｍ」</text:p>
            <text:p>成る・成らないの判断はとても大切という例でした。よし、どんどん次行ってみよう。</text:p>
          </table:table-cell>
          <table:table-cell table:style-name="ce1" office:value-type="string">
            <text:p>練習局面課題演習　金沢将棋３００　レベル３９　１周目　第１問</text:p>
            <text:p>０．０００４４％　－４０５８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5</text:p>
          </table:table-cell>
          <table:table-cell table:style-name="ce1" office:value-type="string">
            <text:p>386</text:p>
          </table:table-cell>
          <table:table-cell table:style-name="ce1" office:value-type="string">
            <text:p>文理・はじめてのおけいこ</text:p>
            <text:p>お菓子の家のシール貼り。ちょっと一服。</text:p>
          </table:table-cell>
          <table:table-cell table:style-name="ce1" office:value-type="string">
            <text:p>サイト「将棋のルール」</text:p>
            <text:p>禁じ手（反則行為）</text:p>
          </table:table-cell>
          <table:table-cell table:style-name="ce1" office:value-type="string">
            <text:p>サイト「将棋ルール．ｃｏｍ」</text:p>
            <text:p>成った駒は元に戻せない。相手の陣地から出ても裏のまま。</text:p>
          </table:table-cell>
          <table:table-cell table:style-name="ce1" office:value-type="string">
            <text:p>練習局面課題演習　金沢将棋３００　レベル４０　１周目　第１問</text:p>
            <text:p>０．０００４４％　－４０５８　５７級　たまご</text:p>
          </table:table-cell>
          <table:table-cell table:style-name="ce1" table:number-columns-repeated="17"/>
          <table:table-cell table:number-columns-repeated="1000"/>
        </table:table-row>
        <table:table-row table:style-name="ro3" table:number-rows-repeated="2">
          <table:table-cell table:style-name="ce1" table:number-columns-repeated="24"/>
          <table:table-cell table:number-columns-repeated="1000"/>
        </table:table-row>
        <table:table-row table:style-name="ro3">
          <table:table-cell table:style-name="ce1" table:number-columns-repeated="3"/>
          <table:table-cell table:number-columns-repeated="4"/>
          <table:table-cell table:style-name="ce1" table:number-columns-repeated="17"/>
          <table:table-cell table:number-columns-repeated="1000"/>
        </table:table-row>
        <table:table-row table:style-name="ro3">
          <table:table-cell table:style-name="ce1" table:number-columns-repeated="24"/>
          <table:table-cell table:number-columns-repeated="1000"/>
        </table:table-row>
        <table:table-row table:style-name="ro3">
          <table:table-cell table:style-name="ce1" table:number-columns-repeated="6"/>
          <table:table-cell table:style-name="ce3"/>
          <table:table-cell table:style-name="ce1" table:number-columns-repeated="17"/>
          <table:table-cell table:number-columns-repeated="1000"/>
        </table:table-row>
        <table:table-row table:style-name="ro3">
          <table:table-cell table:style-name="ce1" table:number-columns-repeated="3"/>
          <table:table-cell/>
          <table:table-cell table:style-name="ce1" table:number-columns-repeated="20"/>
          <table:table-cell table:number-columns-repeated="1000"/>
        </table:table-row>
        <table:table-row table:style-name="ro3" table:number-rows-repeated="2">
          <table:table-cell table:style-name="ce1" table:number-columns-repeated="24"/>
          <table:table-cell table:number-columns-repeated="1000"/>
        </table:table-row>
        <table:table-row table:style-name="ro3">
          <table:table-cell table:style-name="ce1" table:number-columns-repeated="3"/>
          <table:table-cell table:number-columns-repeated="4"/>
          <table:table-cell table:style-name="ce1" table:number-columns-repeated="17"/>
          <table:table-cell table:number-columns-repeated="1000"/>
        </table:table-row>
        <table:table-row table:style-name="ro3">
          <table:table-cell table:style-name="ce1" table:number-columns-repeated="24"/>
          <table:table-cell table:number-columns-repeated="1000"/>
        </table:table-row>
        <table:table-row table:style-name="ro3">
          <table:table-cell table:style-name="ce1" table:number-columns-repeated="3"/>
          <table:table-cell table:number-columns-repeated="4"/>
          <table:table-cell table:style-name="ce1" table:number-columns-repeated="17"/>
          <table:table-cell table:number-columns-repeated="1000"/>
        </table:table-row>
        <table:table-row table:style-name="ro3" table:number-rows-repeated="154">
          <table:table-cell table:style-name="ce1" table:number-columns-repeated="24"/>
          <table:table-cell table:number-columns-repeated="1000"/>
        </table:table-row>
        <table:table-row table:style-name="ro3" table:number-rows-repeated="104840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5-09">2022/05/09</text:date>, <text:time>23:17: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0DT21H35M53S</meta:editing-duration>
    <meta:editing-cycles>126</meta:editing-cycles>
    <meta:generator>OpenOffice/4.1.6$Win32 OpenOffice.org_project/416m1$Build-9790</meta:generator>
    <dc:date>2022-05-09T23:17:47.97</dc:date>
    <meta:document-statistic meta:table-count="1" meta:cell-count="36" meta:object-count="0"/>
    <meta:user-defined meta:name="Info 1"/>
    <meta:user-defined meta:name="Info 2"/>
    <meta:user-defined meta:name="Info 3"/>
    <meta:user-defined meta:name="Info 4"/>
  </office:meta>
</office:document-meta>
</file>